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3"/>
        <table:table-column table:style-name="co2" table:default-cell-style-name="ce1"/>
        <table:table-column table:style-name="co2" table:default-cell-style-name="ce3"/>
        <table:table-row table:style-name="ro1">
          <table:table-cell/>
          <table:table-cell table:style-name="ce2" office:value-type="string" calcext:value-type="string" table:number-columns-spanned="2" table:number-rows-spanned="1">
            <text:p>Input 1</text:p>
          </table:table-cell>
          <table:covered-table-cell table:style-name="ce1"/>
          <table:table-cell table:style-name="ce2" office:value-type="string" calcext:value-type="string" table:number-columns-spanned="2" table:number-rows-spanned="1">
            <text:p>Input 2</text:p>
          </table:table-cell>
          <table:covered-table-cell table:style-name="ce1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ime (in sec)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Time (in sec)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NA</text:p>
          </table:table-cell>
          <table:table-cell office:value-type="float" office:value="95" calcext:value-type="float">
            <text:p>95</text:p>
          </table:table-cell>
          <table:table-cell table:style-name="ce1" office:value-type="string" calcext:value-type="string">
            <text:p>N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27/[.B4]" office:value-type="float" office:value="0.964285714285714" calcext:value-type="float">
            <text:p>0.9643</text:p>
          </table:table-cell>
          <table:table-cell office:value-type="float" office:value="98" calcext:value-type="float">
            <text:p>98</text:p>
          </table:table-cell>
          <table:table-cell table:formula="of:=95/[.D4]" office:value-type="float" office:value="0.969387755102041" calcext:value-type="float">
            <text:p>0.96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27/[.B5]" office:value-type="float" office:value="0.75" calcext:value-type="float">
            <text:p>0.7500</text:p>
          </table:table-cell>
          <table:table-cell office:value-type="float" office:value="126" calcext:value-type="float">
            <text:p>126</text:p>
          </table:table-cell>
          <table:table-cell table:formula="of:=95/[.D5]" office:value-type="float" office:value="0.753968253968254" calcext:value-type="float">
            <text:p>0.75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27/[.B6]" office:value-type="float" office:value="0.9" calcext:value-type="float">
            <text:p>0.9000</text:p>
          </table:table-cell>
          <table:table-cell office:value-type="float" office:value="118" calcext:value-type="float">
            <text:p>118</text:p>
          </table:table-cell>
          <table:table-cell table:formula="of:=95/[.D6]" office:value-type="float" office:value="0.805084745762712" calcext:value-type="float">
            <text:p>0.80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27/[.B7]" office:value-type="float" office:value="0.964285714285714" calcext:value-type="float">
            <text:p>0.9643</text:p>
          </table:table-cell>
          <table:table-cell office:value-type="float" office:value="92" calcext:value-type="float">
            <text:p>92</text:p>
          </table:table-cell>
          <table:table-cell table:formula="of:=95/[.D7]" office:value-type="float" office:value="1.03260869565217" calcext:value-type="float">
            <text:p>1.0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27/[.B8]" office:value-type="float" office:value="1.35" calcext:value-type="float">
            <text:p>1.3500</text:p>
          </table:table-cell>
          <table:table-cell office:value-type="float" office:value="77" calcext:value-type="float">
            <text:p>77</text:p>
          </table:table-cell>
          <table:table-cell table:formula="of:=95/[.D8]" office:value-type="float" office:value="1.23376623376623" calcext:value-type="float">
            <text:p>1.23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formula="of:=27/[.B9]" office:value-type="float" office:value="1.22727272727273" calcext:value-type="float">
            <text:p>1.2273</text:p>
          </table:table-cell>
          <table:table-cell office:value-type="float" office:value="79" calcext:value-type="float">
            <text:p>79</text:p>
          </table:table-cell>
          <table:table-cell table:formula="of:=95/[.D9]" office:value-type="float" office:value="1.20253164556962" calcext:value-type="float">
            <text:p>1.20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27/[.B10]" office:value-type="float" office:value="1.6875" calcext:value-type="float">
            <text:p>1.6875</text:p>
          </table:table-cell>
          <table:table-cell office:value-type="float" office:value="66" calcext:value-type="float">
            <text:p>66</text:p>
          </table:table-cell>
          <table:table-cell table:formula="of:=95/[.D10]" office:value-type="float" office:value="1.43939393939394" calcext:value-type="float">
            <text:p>1.4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formula="of:=27/[.B11]" office:value-type="float" office:value="1.35" calcext:value-type="float">
            <text:p>1.3500</text:p>
          </table:table-cell>
          <table:table-cell office:value-type="float" office:value="87" calcext:value-type="float">
            <text:p>87</text:p>
          </table:table-cell>
          <table:table-cell table:formula="of:=95/[.D11]" office:value-type="float" office:value="1.09195402298851" calcext:value-type="float">
            <text:p>1.09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number-style style:name="N122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 style:data-style-name="N2" text:time-value="16:32:57.174676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0T14:33:41.336552268</meta:creation-date>
    <meta:generator>LibreOffice/4.2.8.2$Linux_X86_64 LibreOffice_project/420m0$Build-2</meta:generator>
    <dc:date>2015-12-10T16:36:59.280044405</dc:date>
    <meta:editing-duration>PT3M33S</meta:editing-duration>
    <meta:editing-cycles>11</meta:editing-cycles>
    <meta:document-statistic meta:table-count="1" meta:cell-count="52" meta:object-count="0"/>
  </office:meta>
</office:document-meta>
</file>